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3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4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02847222222222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STATE</text:p>
          </table:table-cell>
          <table:table-cell office:value-type="string" table:style-name="ce3">
            <text:p>Percent Democrat</text:p>
          </table:table-cell>
          <table:table-cell office:value-type="string" table:style-name="ce3">
            <text:p>Percent Republican</text:p>
          </table:table-cell>
          <table:table-cell office:value-type="string" table:style-name="ce3">
            <text:p>Percent Other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labama</text:p>
          </table:table-cell>
          <table:table-cell office:value-type="percentage" office:value="0.36570000000000003" table:style-name="ce4">
            <text:p>36.57%</text:p>
          </table:table-cell>
          <table:table-cell office:value-type="percentage" office:value="0.62029999999999996" table:style-name="ce4">
            <text:p>62.03%</text:p>
          </table:table-cell>
          <table:table-cell office:value-type="percentage" office:value="1.4E-2" table:style-name="ce4">
            <text:p>1.40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laska</text:p>
          </table:table-cell>
          <table:table-cell office:value-type="percentage" office:value="0.42770000000000002" table:style-name="ce4">
            <text:p>42.77%</text:p>
          </table:table-cell>
          <table:table-cell office:value-type="percentage" office:value="0.52829999999999999" table:style-name="ce4">
            <text:p>52.83%</text:p>
          </table:table-cell>
          <table:table-cell office:value-type="percentage" office:value="4.3900000000000002E-2" table:style-name="ce4">
            <text:p>4.39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izona</text:p>
          </table:table-cell>
          <table:table-cell office:value-type="percentage" office:value="0.49359999999999998" table:style-name="ce4">
            <text:p>49.36%</text:p>
          </table:table-cell>
          <table:table-cell office:value-type="percentage" office:value="0.49059999999999998" table:style-name="ce4">
            <text:p>49.06%</text:p>
          </table:table-cell>
          <table:table-cell office:value-type="percentage" office:value="1.5800000000000002E-2" table:style-name="ce4">
            <text:p>1.58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Arkansas</text:p>
          </table:table-cell>
          <table:table-cell office:value-type="percentage" office:value="0.3478" table:style-name="ce4">
            <text:p>34.78%</text:p>
          </table:table-cell>
          <table:table-cell office:value-type="percentage" office:value="0.624" table:style-name="ce4">
            <text:p>62.40%</text:p>
          </table:table-cell>
          <table:table-cell office:value-type="percentage" office:value="2.8299999999999999E-2" table:style-name="ce4">
            <text:p>2.83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alifornia</text:p>
          </table:table-cell>
          <table:table-cell office:value-type="percentage" office:value="0.63480000000000003" table:style-name="ce4">
            <text:p>63.48%</text:p>
          </table:table-cell>
          <table:table-cell office:value-type="percentage" office:value="0.34320000000000001" table:style-name="ce4">
            <text:p>34.32%</text:p>
          </table:table-cell>
          <table:table-cell office:value-type="percentage" office:value="2.1999999999999999E-2" table:style-name="ce4">
            <text:p>2.20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olorado</text:p>
          </table:table-cell>
          <table:table-cell office:value-type="percentage" office:value="0.55400000000000005" table:style-name="ce4">
            <text:p>55.40%</text:p>
          </table:table-cell>
          <table:table-cell office:value-type="percentage" office:value="0.41899999999999998" table:style-name="ce4">
            <text:p>41.90%</text:p>
          </table:table-cell>
          <table:table-cell office:value-type="percentage" office:value="2.7E-2" table:style-name="ce4">
            <text:p>2.70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onnecticut</text:p>
          </table:table-cell>
          <table:table-cell office:value-type="percentage" office:value="0.59240000000000004" table:style-name="ce4">
            <text:p>59.24%</text:p>
          </table:table-cell>
          <table:table-cell office:value-type="percentage" office:value="0.3921" table:style-name="ce4">
            <text:p>39.21%</text:p>
          </table:table-cell>
          <table:table-cell office:value-type="percentage" office:value="1.55E-2" table:style-name="ce4">
            <text:p>1.55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Delaware</text:p>
          </table:table-cell>
          <table:table-cell office:value-type="percentage" office:value="0.58779999999999999" table:style-name="ce4">
            <text:p>58.78%</text:p>
          </table:table-cell>
          <table:table-cell office:value-type="percentage" office:value="0.39800000000000002" table:style-name="ce4">
            <text:p>39.80%</text:p>
          </table:table-cell>
          <table:table-cell office:value-type="percentage" office:value="1.4200000000000001E-2" table:style-name="ce4">
            <text:p>1.42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istrict of Columbia</text:p>
          </table:table-cell>
          <table:table-cell office:value-type="percentage" office:value="0.92149999999999999" table:style-name="ce4">
            <text:p>92.15%</text:p>
          </table:table-cell>
          <table:table-cell office:value-type="percentage" office:value="5.3999999999999999E-2" table:style-name="ce4">
            <text:p>5.40%</text:p>
          </table:table-cell>
          <table:table-cell office:value-type="percentage" office:value="2.4500000000000001E-2" table:style-name="ce4">
            <text:p>2.45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Florida</text:p>
          </table:table-cell>
          <table:table-cell office:value-type="percentage" office:value="0.47860000000000003" table:style-name="ce4">
            <text:p>47.86%</text:p>
          </table:table-cell>
          <table:table-cell office:value-type="percentage" office:value="0.51219999999999999" table:style-name="ce4">
            <text:p>51.22%</text:p>
          </table:table-cell>
          <table:table-cell office:value-type="percentage" office:value="9.1999999999999998E-3" table:style-name="ce4">
            <text:p>0.92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Georgia</text:p>
          </table:table-cell>
          <table:table-cell office:value-type="percentage" office:value="0.495" table:style-name="ce4">
            <text:p>49.50%</text:p>
          </table:table-cell>
          <table:table-cell office:value-type="percentage" office:value="0.49259999999999998" table:style-name="ce4">
            <text:p>49.26%</text:p>
          </table:table-cell>
          <table:table-cell office:value-type="percentage" office:value="1.2500000000000001E-2" table:style-name="ce4">
            <text:p>1.25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Hawaii</text:p>
          </table:table-cell>
          <table:table-cell office:value-type="percentage" office:value="0.63729999999999998" table:style-name="ce4">
            <text:p>63.73%</text:p>
          </table:table-cell>
          <table:table-cell office:value-type="percentage" office:value="0.3427" table:style-name="ce4">
            <text:p>34.27%</text:p>
          </table:table-cell>
          <table:table-cell office:value-type="percentage" office:value="0.02" table:style-name="ce4">
            <text:p>2.00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daho</text:p>
          </table:table-cell>
          <table:table-cell office:value-type="percentage" office:value="0.33069999999999999" table:style-name="ce4">
            <text:p>33.07%</text:p>
          </table:table-cell>
          <table:table-cell office:value-type="percentage" office:value="0.63839999999999997" table:style-name="ce4">
            <text:p>63.84%</text:p>
          </table:table-cell>
          <table:table-cell office:value-type="percentage" office:value="3.1E-2" table:style-name="ce4">
            <text:p>3.10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llinois</text:p>
          </table:table-cell>
          <table:table-cell office:value-type="percentage" office:value="0.57540000000000002" table:style-name="ce4">
            <text:p>57.54%</text:p>
          </table:table-cell>
          <table:table-cell office:value-type="percentage" office:value="0.40550000000000003" table:style-name="ce4">
            <text:p>40.55%</text:p>
          </table:table-cell>
          <table:table-cell office:value-type="percentage" office:value="1.9E-2" table:style-name="ce4">
            <text:p>1.90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ndiana</text:p>
          </table:table-cell>
          <table:table-cell office:value-type="percentage" office:value="0.40960000000000002" table:style-name="ce4">
            <text:p>40.96%</text:p>
          </table:table-cell>
          <table:table-cell office:value-type="percentage" office:value="0.57020000000000004" table:style-name="ce4">
            <text:p>57.02%</text:p>
          </table:table-cell>
          <table:table-cell office:value-type="percentage" office:value="2.0199999999999999E-2" table:style-name="ce4">
            <text:p>2.02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Iowa</text:p>
          </table:table-cell>
          <table:table-cell office:value-type="percentage" office:value="0.44890000000000002" table:style-name="ce4">
            <text:p>44.89%</text:p>
          </table:table-cell>
          <table:table-cell office:value-type="percentage" office:value="0.53090000000000004" table:style-name="ce4">
            <text:p>53.09%</text:p>
          </table:table-cell>
          <table:table-cell office:value-type="percentage" office:value="2.0199999999999999E-2" table:style-name="ce4">
            <text:p>2.02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Kansas</text:p>
          </table:table-cell>
          <table:table-cell office:value-type="percentage" office:value="0.41560000000000002" table:style-name="ce4">
            <text:p>41.56%</text:p>
          </table:table-cell>
          <table:table-cell office:value-type="percentage" office:value="0.56210000000000004" table:style-name="ce4">
            <text:p>56.21%</text:p>
          </table:table-cell>
          <table:table-cell office:value-type="percentage" office:value="2.23E-2" table:style-name="ce4">
            <text:p>2.23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Kentucky</text:p>
          </table:table-cell>
          <table:table-cell office:value-type="percentage" office:value="0.36149999999999999" table:style-name="ce4">
            <text:p>36.15%</text:p>
          </table:table-cell>
          <table:table-cell office:value-type="percentage" office:value="0.62090000000000001" table:style-name="ce4">
            <text:p>62.09%</text:p>
          </table:table-cell>
          <table:table-cell office:value-type="percentage" office:value="1.7600000000000001E-2" table:style-name="ce4">
            <text:p>1.76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Louisiana</text:p>
          </table:table-cell>
          <table:table-cell office:value-type="percentage" office:value="0.39850000000000002" table:style-name="ce4">
            <text:p>39.85%</text:p>
          </table:table-cell>
          <table:table-cell office:value-type="percentage" office:value="0.58460000000000001" table:style-name="ce4">
            <text:p>58.46%</text:p>
          </table:table-cell>
          <table:table-cell office:value-type="percentage" office:value="1.6899999999999998E-2" table:style-name="ce4">
            <text:p>1.69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aine</text:p>
          </table:table-cell>
          <table:table-cell office:value-type="percentage" office:value="0.53090000000000004" table:style-name="ce4">
            <text:p>53.09%</text:p>
          </table:table-cell>
          <table:table-cell office:value-type="percentage" office:value="0.44019999999999998" table:style-name="ce4">
            <text:p>44.02%</text:p>
          </table:table-cell>
          <table:table-cell office:value-type="percentage" office:value="2.8899999999999999E-2" table:style-name="ce4">
            <text:p>2.89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aryland</text:p>
          </table:table-cell>
          <table:table-cell office:value-type="percentage" office:value="0.65359999999999996" table:style-name="ce4">
            <text:p>65.36%</text:p>
          </table:table-cell>
          <table:table-cell office:value-type="percentage" office:value="0.32150000000000001" table:style-name="ce4">
            <text:p>32.15%</text:p>
          </table:table-cell>
          <table:table-cell office:value-type="percentage" office:value="2.4899999999999999E-2" table:style-name="ce4">
            <text:p>2.49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assachusetts</text:p>
          </table:table-cell>
          <table:table-cell office:value-type="percentage" office:value="0.65600000000000003" table:style-name="ce4">
            <text:p>65.60%</text:p>
          </table:table-cell>
          <table:table-cell office:value-type="percentage" office:value="0.32140000000000002" table:style-name="ce4">
            <text:p>32.14%</text:p>
          </table:table-cell>
          <table:table-cell office:value-type="percentage" office:value="2.2599999999999999E-2" table:style-name="ce4">
            <text:p>2.26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chigan</text:p>
          </table:table-cell>
          <table:table-cell office:value-type="percentage" office:value="0.50619999999999998" table:style-name="ce4">
            <text:p>50.62%</text:p>
          </table:table-cell>
          <table:table-cell office:value-type="percentage" office:value="0.47839999999999999" table:style-name="ce4">
            <text:p>47.84%</text:p>
          </table:table-cell>
          <table:table-cell office:value-type="percentage" office:value="1.54E-2" table:style-name="ce4">
            <text:p>1.54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innesota</text:p>
          </table:table-cell>
          <table:table-cell office:value-type="percentage" office:value="0.52400000000000002" table:style-name="ce4">
            <text:p>52.40%</text:p>
          </table:table-cell>
          <table:table-cell office:value-type="percentage" office:value="0.45279999999999998" table:style-name="ce4">
            <text:p>45.28%</text:p>
          </table:table-cell>
          <table:table-cell office:value-type="percentage" office:value="2.3199999999999998E-2" table:style-name="ce4">
            <text:p>2.32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Mississippi</text:p>
          </table:table-cell>
          <table:table-cell office:value-type="percentage" office:value="0.41060000000000002" table:style-name="ce4">
            <text:p>41.06%</text:p>
          </table:table-cell>
          <table:table-cell office:value-type="percentage" office:value="0.57599999999999996" table:style-name="ce4">
            <text:p>57.60%</text:p>
          </table:table-cell>
          <table:table-cell office:value-type="percentage" office:value="1.34E-2" table:style-name="ce4">
            <text:p>1.34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issouri</text:p>
          </table:table-cell>
          <table:table-cell office:value-type="percentage" office:value="0.41410000000000002" table:style-name="ce4">
            <text:p>41.41%</text:p>
          </table:table-cell>
          <table:table-cell office:value-type="percentage" office:value="0.56799999999999995" table:style-name="ce4">
            <text:p>56.80%</text:p>
          </table:table-cell>
          <table:table-cell office:value-type="percentage" office:value="1.7899999999999999E-2" table:style-name="ce4">
            <text:p>1.79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Montana</text:p>
          </table:table-cell>
          <table:table-cell office:value-type="percentage" office:value="0.40550000000000003" table:style-name="ce4">
            <text:p>40.55%</text:p>
          </table:table-cell>
          <table:table-cell office:value-type="percentage" office:value="0.56920000000000004" table:style-name="ce4">
            <text:p>56.92%</text:p>
          </table:table-cell>
          <table:table-cell office:value-type="percentage" office:value="2.53E-2" table:style-name="ce4">
            <text:p>2.53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braska</text:p>
          </table:table-cell>
          <table:table-cell office:value-type="percentage" office:value="0.39360000000000001" table:style-name="ce4">
            <text:p>39.36%</text:p>
          </table:table-cell>
          <table:table-cell office:value-type="percentage" office:value="0.58509999999999995" table:style-name="ce4">
            <text:p>58.51%</text:p>
          </table:table-cell>
          <table:table-cell office:value-type="percentage" office:value="2.1299999999999999E-2" table:style-name="ce4">
            <text:p>2.13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vada</text:p>
          </table:table-cell>
          <table:table-cell office:value-type="percentage" office:value="0.50060000000000004" table:style-name="ce4">
            <text:p>50.06%</text:p>
          </table:table-cell>
          <table:table-cell office:value-type="percentage" office:value="0.47670000000000001" table:style-name="ce4">
            <text:p>47.67%</text:p>
          </table:table-cell>
          <table:table-cell office:value-type="percentage" office:value="2.2800000000000001E-2" table:style-name="ce4">
            <text:p>2.28%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New Hampshire</text:p>
          </table:table-cell>
          <table:table-cell office:value-type="percentage" office:value="0.52710000000000001" table:style-name="ce4">
            <text:p>52.71%</text:p>
          </table:table-cell>
          <table:table-cell office:value-type="percentage" office:value="0.4536" table:style-name="ce4">
            <text:p>45.36%</text:p>
          </table:table-cell>
          <table:table-cell office:value-type="percentage" office:value="1.9400000000000001E-2" table:style-name="ce4">
            <text:p>1.94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ew Jersey</text:p>
          </table:table-cell>
          <table:table-cell office:value-type="percentage" office:value="0.57330000000000003" table:style-name="ce4">
            <text:p>57.33%</text:p>
          </table:table-cell>
          <table:table-cell office:value-type="percentage" office:value="0.41399999999999998" table:style-name="ce4">
            <text:p>41.40%</text:p>
          </table:table-cell>
          <table:table-cell office:value-type="percentage" office:value="1.2699999999999999E-2" table:style-name="ce4">
            <text:p>1.27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ew Mexico</text:p>
          </table:table-cell>
          <table:table-cell office:value-type="percentage" office:value="0.54290000000000005" table:style-name="ce4">
            <text:p>54.29%</text:p>
          </table:table-cell>
          <table:table-cell office:value-type="percentage" office:value="0.435" table:style-name="ce4">
            <text:p>43.50%</text:p>
          </table:table-cell>
          <table:table-cell office:value-type="percentage" office:value="2.2100000000000002E-2" table:style-name="ce4">
            <text:p>2.21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ew York</text:p>
          </table:table-cell>
          <table:table-cell office:value-type="percentage" office:value="0.60860000000000003" table:style-name="ce4">
            <text:p>60.86%</text:p>
          </table:table-cell>
          <table:table-cell office:value-type="percentage" office:value="0.3775" table:style-name="ce4">
            <text:p>37.75%</text:p>
          </table:table-cell>
          <table:table-cell office:value-type="percentage" office:value="1.3899999999999999E-2" table:style-name="ce4">
            <text:p>1.39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rth Carolina</text:p>
          </table:table-cell>
          <table:table-cell office:value-type="percentage" office:value="0.4859" table:style-name="ce4">
            <text:p>48.59%</text:p>
          </table:table-cell>
          <table:table-cell office:value-type="percentage" office:value="0.49930000000000002" table:style-name="ce4">
            <text:p>49.93%</text:p>
          </table:table-cell>
          <table:table-cell office:value-type="percentage" office:value="1.4800000000000001E-2" table:style-name="ce4">
            <text:p>1.48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orth Dakota</text:p>
          </table:table-cell>
          <table:table-cell office:value-type="percentage" office:value="0.31759999999999999" table:style-name="ce4">
            <text:p>31.76%</text:p>
          </table:table-cell>
          <table:table-cell office:value-type="percentage" office:value="0.65110000000000001" table:style-name="ce4">
            <text:p>65.11%</text:p>
          </table:table-cell>
          <table:table-cell office:value-type="percentage" office:value="3.1300000000000001E-2" table:style-name="ce4">
            <text:p>3.13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hio</text:p>
          </table:table-cell>
          <table:table-cell office:value-type="percentage" office:value="0.45240000000000002" table:style-name="ce4">
            <text:p>45.24%</text:p>
          </table:table-cell>
          <table:table-cell office:value-type="percentage" office:value="0.53269999999999995" table:style-name="ce4">
            <text:p>53.27%</text:p>
          </table:table-cell>
          <table:table-cell office:value-type="percentage" office:value="1.49E-2" table:style-name="ce4">
            <text:p>1.49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Oklahoma</text:p>
          </table:table-cell>
          <table:table-cell office:value-type="percentage" office:value="0.32290000000000002" table:style-name="ce4">
            <text:p>32.29%</text:p>
          </table:table-cell>
          <table:table-cell office:value-type="percentage" office:value="0.65369999999999995" table:style-name="ce4">
            <text:p>65.37%</text:p>
          </table:table-cell>
          <table:table-cell office:value-type="percentage" office:value="2.3400000000000001E-2" table:style-name="ce4">
            <text:p>2.34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regon</text:p>
          </table:table-cell>
          <table:table-cell office:value-type="percentage" office:value="0.5645" table:style-name="ce4">
            <text:p>56.45%</text:p>
          </table:table-cell>
          <table:table-cell office:value-type="percentage" office:value="0.4037" table:style-name="ce4">
            <text:p>40.37%</text:p>
          </table:table-cell>
          <table:table-cell office:value-type="percentage" office:value="3.1800000000000002E-2" table:style-name="ce4">
            <text:p>3.18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Pennsylvania</text:p>
          </table:table-cell>
          <table:table-cell office:value-type="percentage" office:value="0.50009999999999999" table:style-name="ce4">
            <text:p>50.01%</text:p>
          </table:table-cell>
          <table:table-cell office:value-type="percentage" office:value="0.4884" table:style-name="ce4">
            <text:p>48.84%</text:p>
          </table:table-cell>
          <table:table-cell office:value-type="percentage" office:value="1.15E-2" table:style-name="ce4">
            <text:p>1.15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Rhode Island</text:p>
          </table:table-cell>
          <table:table-cell office:value-type="percentage" office:value="0.59389999999999998" table:style-name="ce4">
            <text:p>59.39%</text:p>
          </table:table-cell>
          <table:table-cell office:value-type="percentage" office:value="0.3861" table:style-name="ce4">
            <text:p>38.61%</text:p>
          </table:table-cell>
          <table:table-cell office:value-type="percentage" office:value="0.02" table:style-name="ce4">
            <text:p>2.00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outh Carolina</text:p>
          </table:table-cell>
          <table:table-cell office:value-type="percentage" office:value="0.43430000000000002" table:style-name="ce4">
            <text:p>43.43%</text:p>
          </table:table-cell>
          <table:table-cell office:value-type="percentage" office:value="0.55110000000000003" table:style-name="ce4">
            <text:p>55.11%</text:p>
          </table:table-cell>
          <table:table-cell office:value-type="percentage" office:value="1.46E-2" table:style-name="ce4">
            <text:p>1.46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South Dakota</text:p>
          </table:table-cell>
          <table:table-cell office:value-type="percentage" office:value="0.35610000000000003" table:style-name="ce4">
            <text:p>35.61%</text:p>
          </table:table-cell>
          <table:table-cell office:value-type="percentage" office:value="0.61770000000000003" table:style-name="ce4">
            <text:p>61.77%</text:p>
          </table:table-cell>
          <table:table-cell office:value-type="percentage" office:value="2.63E-2" table:style-name="ce4">
            <text:p>2.63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Tennessee</text:p>
          </table:table-cell>
          <table:table-cell office:value-type="percentage" office:value="0.3745" table:style-name="ce4">
            <text:p>37.45%</text:p>
          </table:table-cell>
          <table:table-cell office:value-type="percentage" office:value="0.60660000000000003" table:style-name="ce4">
            <text:p>60.66%</text:p>
          </table:table-cell>
          <table:table-cell office:value-type="percentage" office:value="1.89E-2" table:style-name="ce4">
            <text:p>1.89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exas</text:p>
          </table:table-cell>
          <table:table-cell office:value-type="percentage" office:value="0.46479999999999999" table:style-name="ce4">
            <text:p>46.48%</text:p>
          </table:table-cell>
          <table:table-cell office:value-type="percentage" office:value="0.52059999999999995" table:style-name="ce4">
            <text:p>52.06%</text:p>
          </table:table-cell>
          <table:table-cell office:value-type="percentage" office:value="1.46E-2" table:style-name="ce4">
            <text:p>1.46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Utah</text:p>
          </table:table-cell>
          <table:table-cell office:value-type="percentage" office:value="0.3765" table:style-name="ce4">
            <text:p>37.65%</text:p>
          </table:table-cell>
          <table:table-cell office:value-type="percentage" office:value="0.58130000000000004" table:style-name="ce4">
            <text:p>58.13%</text:p>
          </table:table-cell>
          <table:table-cell office:value-type="percentage" office:value="4.2200000000000001E-2" table:style-name="ce4">
            <text:p>4.22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Vermont</text:p>
          </table:table-cell>
          <table:table-cell office:value-type="percentage" office:value="0.66090000000000004" table:style-name="ce4">
            <text:p>66.09%</text:p>
          </table:table-cell>
          <table:table-cell office:value-type="percentage" office:value="0.30669999999999997" table:style-name="ce4">
            <text:p>30.67%</text:p>
          </table:table-cell>
          <table:table-cell office:value-type="percentage" office:value="3.2399999999999998E-2" table:style-name="ce4">
            <text:p>3.24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Virginia</text:p>
          </table:table-cell>
          <table:table-cell office:value-type="percentage" office:value="0.54110000000000003" table:style-name="ce4">
            <text:p>54.11%</text:p>
          </table:table-cell>
          <table:table-cell office:value-type="percentage" office:value="0.44" table:style-name="ce4">
            <text:p>44.00%</text:p>
          </table:table-cell>
          <table:table-cell office:value-type="percentage" office:value="1.89E-2" table:style-name="ce4">
            <text:p>1.89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ashington</text:p>
          </table:table-cell>
          <table:table-cell office:value-type="percentage" office:value="0.57969999999999999" table:style-name="ce4">
            <text:p>57.97%</text:p>
          </table:table-cell>
          <table:table-cell office:value-type="percentage" office:value="0.38769999999999999" table:style-name="ce4">
            <text:p>38.77%</text:p>
          </table:table-cell>
          <table:table-cell office:value-type="percentage" office:value="3.2599999999999997E-2" table:style-name="ce4">
            <text:p>3.26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est Virginia</text:p>
          </table:table-cell>
          <table:table-cell office:value-type="percentage" office:value="0.29699999999999999" table:style-name="ce4">
            <text:p>29.70%</text:p>
          </table:table-cell>
          <table:table-cell office:value-type="percentage" office:value="0.68630000000000002" table:style-name="ce4">
            <text:p>68.63%</text:p>
          </table:table-cell>
          <table:table-cell office:value-type="percentage" office:value="1.67E-2" table:style-name="ce4">
            <text:p>1.67%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Wisconsin</text:p>
          </table:table-cell>
          <table:table-cell office:value-type="percentage" office:value="0.4945" table:style-name="ce4">
            <text:p>49.45%</text:p>
          </table:table-cell>
          <table:table-cell office:value-type="percentage" office:value="0.48820000000000002" table:style-name="ce4">
            <text:p>48.82%</text:p>
          </table:table-cell>
          <table:table-cell office:value-type="percentage" office:value="1.7299999999999999E-2" table:style-name="ce4">
            <text:p>1.73%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Wyoming</text:p>
          </table:table-cell>
          <table:table-cell office:value-type="percentage" office:value="0.26550000000000001" table:style-name="ce4">
            <text:p>26.55%</text:p>
          </table:table-cell>
          <table:table-cell office:value-type="percentage" office:value="0.69940000000000002" table:style-name="ce4">
            <text:p>69.94%</text:p>
          </table:table-cell>
          <table:table-cell office:value-type="percentage" office:value="3.5099999999999999E-2" table:style-name="ce4">
            <text:p>3.51%</text:p>
          </table:table-cell>
          <table:table-cell table:number-columns-repeated="16380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Loukas Stamoulis</meta:initial-creator>
    <dc:creator>Loukas Stamoulis</dc:creator>
    <meta:creation-date>2024-11-14T09:05:30Z</meta:creation-date>
    <dc:date>2024-11-14T09:10:03Z</dc:date>
  </office:meta>
</office:document-meta>
</file>